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top="0cm" fo:margin-bottom="0cm" style:contextual-spacing="false" fo:text-indent="0cm" style:auto-text-indent="false"/>
    </style:style>
    <style:style style:name="P13" style:family="paragraph" style:parent-style-name="Text_20_body" style:list-style-name="L3">
      <style:paragraph-properties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4">
      <style:paragraph-properties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 <text:span text:style-name="Strong_20_Emphasis"><text:span text:style-name="Source_20_Text">order</text:span></text:span><text:span text:style-name="Strong_20_Emphasis"> no CSS</text:span> é uma propriedade usada principalmente dentro de <text:span text:style-name="Strong_20_Emphasis">Flexbox</text:span> (e também no Grid) para <text:span text:style-name="Strong_20_Emphasis">controlar a ordem visual dos elementos</text:span>, sem precisar mudar a ordem deles no HTML.</text:p>
      <text:p text:style-name="Horizontal_20_Line"/>
      <text:h text:style-name="P1" text:outline-level="2">🧠 Ideia principal</text:h>
      <text:p text:style-name="P4">Por padrão, os elementos aparecem na tela <text:span text:style-name="Strong_20_Emphasis">na mesma ordem em que estão no HTML</text:span>.</text:p>
      <text:p text:style-name="P4">O <text:span text:style-name="Source_20_Text">order</text:span> permite <text:span text:style-name="Strong_20_Emphasis">mudar essa ordem visualmente</text:span>, como se você reorganizasse os itens na tela.</text:p>
      <text:p text:style-name="Horizontal_20_Line"/>
      <text:h text:style-name="P1" text:outline-level="2">📦 Onde usar?</text:h>
      <text:p text:style-name="P4">Funciona em elementos que estão dentro de um container com:</text:p>
      <text:section text:style-name="Sect1" text:name="code-block-viewer">
        <text:p text:style-name="P3">display: flex;</text:p>
      </text:section>
      <text:p text:style-name="Horizontal_20_Line"/>
      <text:h text:style-name="P1" text:outline-level="2">🔢 Como funciona o <text:span text:style-name="Source_20_Text">order</text:span>?</text:h>
      <text:p text:style-name="P4">Cada elemento pode receber um número:</text:p>
      <text:section text:style-name="Sect1" text:name="Section1">
        <text:p text:style-name="P3"><text:bookmark text:name="code-block-viewer"/>.item {</text:p>
        <text:p text:style-name="Preformatted_20_Text"><text:s text:c="2"/>order: 1;</text:p>
        <text:p text:style-name="Preformatted_20_Text">}</text:p>
      </text:section>
      <text:p text:style-name="P4">👉 Regras importantes:</text:p>
      <text:list text:style-name="L1">
        <text:list-item>
          <text:p text:style-name="P5">O padrão é <text:span text:style-name="Source_20_Text">order: 0</text:span></text:p>
        </text:list-item>
        <text:list-item>
          <text:p text:style-name="P6">Quanto <text:span text:style-name="Strong_20_Emphasis">menor o número</text:span>, mais <text:span text:style-name="Strong_20_Emphasis">cedo o elemento aparece</text:span></text:p>
        </text:list-item>
        <text:list-item>
          <text:p text:style-name="P7">Pode usar números negativos também</text:p>
        </text:list-item>
      </text:list>
      <text:p text:style-name="Horizontal_20_Line"/>
      <text:h text:style-name="P1" text:outline-level="2">🧩 Exemplo simples</text:h>
      <text:h text:style-name="P2" text:outline-level="3">HTML:</text:h>
      <text:section text:style-name="Sect1" text:name="Section2">
        <text:p text:style-name="P3"><text:bookmark text:name="code-block-viewer Copy 1"/>&lt;div class="container"&gt;</text:p>
        <text:p text:style-name="Preformatted_20_Text"><text:s text:c="2"/>&lt;div class="item item1"&gt;Item 1&lt;/div&gt;</text:p>
        <text:p text:style-name="Preformatted_20_Text"><text:s text:c="2"/>&lt;div class="item item2"&gt;Item 2&lt;/div&gt;</text:p>
        <text:p text:style-name="Preformatted_20_Text"><text:s text:c="2"/>&lt;div class="item item3"&gt;Item 3&lt;/div&gt;</text:p>
        <text:p text:style-name="Preformatted_20_Text">&lt;/div&gt;</text:p>
      </text:section>
      <text:h text:style-name="P2" text:outline-level="3">CSS:</text:h>
      <text:section text:style-name="Sect1" text:name="Section3">
        <text:p text:style-name="P3"><text:bookmark text:name="code-block-viewer Copy 2"/>.container {</text:p>
        <text:p text:style-name="Preformatted_20_Text"><text:s text:c="2"/>display: flex;</text:p>
        <text:p text:style-name="Preformatted_20_Text">}</text:p>
        <text:p text:style-name="Preformatted_20_Text">.item1 {</text:p>
        <text:p text:style-name="Preformatted_20_Text"><text:s text:c="2"/>order: 2;</text:p>
        <text:p text:style-name="Preformatted_20_Text">}</text:p>
        <text:p text:style-name="Preformatted_20_Text">.item2 {</text:p>
        <text:p text:style-name="Preformatted_20_Text"><text:s text:c="2"/>order: 1;</text:p>
        <text:p text:style-name="Preformatted_20_Text">}</text:p>
        <text:p text:style-name="Preformatted_20_Text">.item3 {</text:p>
        <text:p text:style-name="Preformatted_20_Text"><text:s text:c="2"/>order: 3;</text:p>
        <text:p text:style-name="Preformatted_20_Text"><text:soft-page-break/>}</text:p>
      </text:section>
      <text:h text:style-name="P2" text:outline-level="3">🔄 Resultado na tela:</text:h>
      <text:section text:style-name="Sect1" text:name="Section4">
        <text:p text:style-name="P3"><text:bookmark text:name="code-block-viewer Copy 3"/>Item 2 | Item 1 | Item 3</text:p>
      </text:section>
      <text:p text:style-name="P4">Mesmo que no HTML seja:</text:p>
      <text:section text:style-name="Sect1" text:name="Section5">
        <text:p text:style-name="P3"><text:bookmark text:name="code-block-viewer Copy 4"/>Item 1 | Item 2 | Item 3</text:p>
      </text:section>
      <text:p text:style-name="Horizontal_20_Line"/>
      <text:h text:style-name="P1" text:outline-level="2">🎯 Exemplo com números negativos</text:h>
      <text:section text:style-name="Sect1" text:name="Section6">
        <text:p text:style-name="P3"><text:bookmark text:name="code-block-viewer Copy 5"/>.item1 {</text:p>
        <text:p text:style-name="Preformatted_20_Text"><text:s text:c="2"/>order: -1;</text:p>
        <text:p text:style-name="Preformatted_20_Text">}</text:p>
        <text:p text:style-name="Preformatted_20_Text">.item2 {</text:p>
        <text:p text:style-name="Preformatted_20_Text"><text:s text:c="2"/>order: 0;</text:p>
        <text:p text:style-name="Preformatted_20_Text">}</text:p>
        <text:p text:style-name="Preformatted_20_Text">.item3 {</text:p>
        <text:p text:style-name="Preformatted_20_Text"><text:s text:c="2"/>order: 1;</text:p>
        <text:p text:style-name="Preformatted_20_Text">}</text:p>
      </text:section>
      <text:p text:style-name="P4">Resultado:</text:p>
      <text:section text:style-name="Sect1" text:name="Section7">
        <text:p text:style-name="P3"><text:bookmark text:name="code-block-viewer Copy 6"/>Item 1 | Item 2 | Item 3</text:p>
      </text:section>
      <text:p text:style-name="P4">👉 O <text:span text:style-name="Source_20_Text">item1</text:span> vem primeiro porque tem o menor valor.</text:p>
      <text:p text:style-name="Horizontal_20_Line"/>
      <text:h text:style-name="P1" text:outline-level="2">⚠️ Muito importante</text:h>
      <text:p text:style-name="P4">O <text:span text:style-name="Source_20_Text">order</text:span>:</text:p>
      <text:list text:style-name="L2">
        <text:list-item>
          <text:p text:style-name="P8">❌ <text:span text:style-name="Strong_20_Emphasis">NÃO muda o HTML</text:span></text:p>
        </text:list-item>
        <text:list-item>
          <text:p text:style-name="P9">❌ <text:span text:style-name="Strong_20_Emphasis">NÃO muda a leitura para leitores de tela (acessibilidade)</text:span></text:p>
        </text:list-item>
        <text:list-item>
          <text:p text:style-name="P10">❌ <text:span text:style-name="Strong_20_Emphasis">NÃO muda a navegação por teclado</text:span></text:p>
        </text:list-item>
      </text:list>
      <text:p text:style-name="P4">👉 Ou seja: ele só muda o visual!</text:p>
      <text:p text:style-name="Horizontal_20_Line"/>
      <text:h text:style-name="P1" text:outline-level="2">💡 Quando usar?</text:h>
      <text:p text:style-name="P4">Use <text:span text:style-name="Source_20_Text">order</text:span> quando quiser:</text:p>
      <text:list text:style-name="L3">
        <text:list-item>
          <text:p text:style-name="P11">Mudar layout em telas diferentes (responsivo)</text:p>
        </text:list-item>
        <text:list-item>
          <text:p text:style-name="P12">Destacar algum elemento visualmente</text:p>
        </text:list-item>
        <text:list-item>
          <text:p text:style-name="P13">Reorganizar sem mexer no HTML</text:p>
        </text:list-item>
      </text:list>
      <text:p text:style-name="Horizontal_20_Line"/>
      <text:h text:style-name="P1" text:outline-level="2">📱 Exemplo prático (responsivo)</text:h>
      <text:section text:style-name="Sect1" text:name="Section8">
        <text:p text:style-name="P3"><text:bookmark text:name="code-block-viewer Copy 7"/>@media (max-width: 600px) {</text:p>
        <text:p text:style-name="Preformatted_20_Text"><text:s text:c="2"/>.menu {</text:p>
        <text:p text:style-name="Preformatted_20_Text"><text:s text:c="4"/>order: 2;</text:p>
        <text:p text:style-name="Preformatted_20_Text"><text:s text:c="2"/>}</text:p>
        <text:p text:style-name="Preformatted_20_Text"><text:s text:c="2"/>.conteudo {</text:p>
        <text:p text:style-name="Preformatted_20_Text"><text:s text:c="4"/>order: 1;</text:p>
        <text:p text:style-name="Preformatted_20_Text"><text:soft-page-break/><text:s text:c="2"/>}</text:p>
        <text:p text:style-name="Preformatted_20_Text">}</text:p>
      </text:section>
      <text:p text:style-name="P4">👉 No celular, o conteúdo aparece antes do menu.</text:p>
      <text:p text:style-name="Horizontal_20_Line"/>
      <text:h text:style-name="P1" text:outline-level="2">🧠 Resumindo</text:h>
      <text:list text:style-name="L4">
        <text:list-item>
          <text:p text:style-name="P14"><text:span text:style-name="Source_20_Text">order</text:span> = controla a posição visual no Flexbox</text:p>
        </text:list-item>
        <text:list-item>
          <text:p text:style-name="P15">Menor número = aparece primeiro</text:p>
        </text:list-item>
        <text:list-item>
          <text:p text:style-name="P15">Padrão = 0</text:p>
        </text:list-item>
        <text:list-item>
          <text:p text:style-name="P16">Não altera o HTML, só a aparência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8:51:13.436207042</meta:creation-date>
    <dc:date>2026-03-25T18:51:59.401946690</dc:date>
    <meta:editing-duration>PT47S</meta:editing-duration>
    <meta:editing-cycles>1</meta:editing-cycles>
    <meta:document-statistic meta:table-count="0" meta:image-count="0" meta:object-count="0" meta:page-count="3" meta:paragraph-count="79" meta:word-count="344" meta:character-count="1791" meta:non-whitespace-character-count="1501"/>
    <meta:generator>1Doc/1.5.0.$MacOSX_X86_64 LibreOffice_project/2f9b6e7260225c6c2c1401d17cb7be8dc4e3347b</meta:generator>
  </office:meta>
</office:document-meta>
</file>